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1412" officeooo:paragraph-rsid="00171412"/>
    </style:style>
    <style:style style:name="P2" style:family="paragraph" style:parent-style-name="Standard">
      <style:text-properties officeooo:rsid="00227a22" officeooo:paragraph-rsid="00227a22"/>
    </style:style>
    <style:style style:name="P3" style:family="paragraph" style:parent-style-name="Standard">
      <style:text-properties officeooo:rsid="002d2757" officeooo:paragraph-rsid="002d2757"/>
    </style:style>
    <style:style style:name="P4" style:family="paragraph" style:parent-style-name="Standard">
      <style:text-properties officeooo:rsid="001873c9" officeooo:paragraph-rsid="00178bd3"/>
    </style:style>
    <style:style style:name="P5" style:family="paragraph" style:parent-style-name="Standard">
      <style:text-properties officeooo:rsid="001873c9" officeooo:paragraph-rsid="001873c9"/>
    </style:style>
    <style:style style:name="P6" style:family="paragraph" style:parent-style-name="Standard">
      <style:text-properties officeooo:rsid="00178bd3" officeooo:paragraph-rsid="00178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number?</text:p>
      <text:p text:style-name="P1"/>
      <text:p text:style-name="P3">Max # warnings per line?</text:p>
      <text:p text:style-name="P1"/>
      <text:p text:style-name="P6">Preprocessor?</text:p>
      <text:p text:style-name="P4"/>
      <text:p text:style-name="P5">wtf.t12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22:25:57.725267355</meta:creation-date>
    <dc:date>2020-02-03T21:01:47.461308570</dc:date>
    <meta:editing-duration>PT3H3M4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9" meta:character-count="61" meta:non-whitespace-character-count="56"/>
  </office:meta>
</office:document-meta>
</file>